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8.14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12.123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81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5.967cm"/>
    </style:style>
    <style:style style:name="co14" style:family="table-column">
      <style:table-column-properties fo:break-before="auto" style:column-width="7.447cm"/>
    </style:style>
    <style:style style:name="co15" style:family="table-column">
      <style:table-column-properties fo:break-before="auto" style:column-width="13.524cm"/>
    </style:style>
    <style:style style:name="co16" style:family="table-column">
      <style:table-column-properties fo:break-before="auto" style:column-width="1.316cm"/>
    </style:style>
    <style:style style:name="co17" style:family="table-column">
      <style:table-column-properties fo:break-before="auto" style:column-width="5.823cm"/>
    </style:style>
    <style:style style:name="co18" style:family="table-column">
      <style:table-column-properties fo:break-before="auto" style:column-width="7.112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1.258cm" fo:break-before="auto" style:use-optimal-row-height="true"/>
    </style:style>
    <style:style style:name="ro16" style:family="table-row">
      <style:table-row-properties style:row-height="0.863cm" fo:break-before="auto" style:use-optimal-row-height="true"/>
    </style:style>
    <style:style style:name="ta1" style:family="table" style:master-page-name="PageStyle_5f_Sumário">
      <style:table-properties table:display="true" style:writing-mode="lr-tb"/>
    </style:style>
    <style:style style:name="ta2" style:family="table" style:master-page-name="PageStyle_5f_Cenários">
      <style:table-properties table:display="true" style:writing-mode="lr-tb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5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language="none" fo:country="none" style:language-asian="none" style:country-asian="none" style:language-complex="none" style:country-complex="none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K2"/>
      <style:map style:condition="cell-content()=&quot;OK&quot;" style:apply-style-name="ConditionalStyle_5f_5" style:base-cell-address="Cenários.K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K2"/>
      <style:map style:condition="cell-content()=&quot;OK&quot;" style:apply-style-name="ConditionalStyle_5f_5" style:base-cell-address="Cenários.K2"/>
    </style:style>
    <style:style style:name="ce6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11pt" style:font-size-complex="11pt" fo:color="#ffffff" style:font-name-asian="Segoe UI" style:font-name-complex="Segoe UI"/>
    </style:style>
    <style:style style:name="T5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-asian="Segoe UI" style:font-name-complex="Segoe UI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Microsoft YaHei" style:font-name-complex="Calibri"/>
    </style:style>
    <style:style style:name="T9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-asian="Segoe UI" style:font-name-complex="Segoe UI"/>
    </style:style>
    <style:style style:name="T10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Microsoft YaHei" style:font-name-complex="Calibri"/>
    </style:style>
    <style:style style:name="T11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3" table:number-columns-repeated="1016" table:default-cell-style-name="ce24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2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4" table:visibility="collapse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0" table:default-cell-style-name="ce23"/>
        <table:table-column table:style-name="co3" table:number-columns-repeated="1017" table:default-cell-style-name="ce23"/>
        <table:table-row table:style-name="ro5">
          <table:table-cell table:style-name="ce45" office:value-type="string" calcext:value-type="string">
            <text:p>ID</text:p>
          </table:table-cell>
          <table:table-cell table:style-name="ce50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51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51" office:value-type="string" calcext:value-type="string">
            <text:p>Cenário</text:p>
          </table:table-cell>
          <table:table-cell table:style-name="ce51" office:value-type="string" calcext:value-type="string">
            <text:p>Requisição</text:p>
          </table:table-cell>
          <table:table-cell table:style-name="ce51" office:value-type="string" calcext:value-type="string">
            <text:p>Endpoint</text:p>
          </table:table-cell>
          <table:table-cell table:style-name="ce51" office:value-type="string" calcext:value-type="string">
            <text:p>Body</text:p>
          </table:table-cell>
          <table:table-cell table:style-name="ce51" office:value-type="string" calcext:value-type="string">
            <text:p>Pré-condições</text:p>
          </table:table-cell>
          <table:table-cell table:style-name="ce50" office:value-type="string" calcext:value-type="string">
            <office:annotation draw:style-name="gr4" draw:text-style-name="P3" svg:width="8.294cm" svg:height="4.857cm" svg:x="33.286cm" svg:y="0cm" draw:caption-point-x="-2.779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11">Passo a passo</text:span> para execução</text:p>
          </table:table-cell>
          <table:table-cell table:style-name="ce50" office:value-type="string" calcext:value-type="string">
            <office:annotation draw:style-name="gr5" draw:text-style-name="P3" svg:width="6.792cm" svg:height="5.633cm" svg:x="44.464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50" office:value-type="string" calcext:value-type="string">
            <office:annotation draw:style-name="gr4" draw:text-style-name="P3" svg:width="3.81cm" svg:height="4.857cm" svg:x="45.78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62" office:value-type="string" calcext:value-type="string">
            <office:annotation draw:style-name="gr6" draw:text-style-name="P3" svg:width="3.982cm" svg:height="3.305cm" svg:x="51.071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4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todos os produto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os produtos da loja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1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<text:s/>/product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o produto de ID 1 da loja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#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1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1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0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0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-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-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-1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9999999999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9999999999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9999999999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20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2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sobre o produto 20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<text:span text:style-name="T2">Verificar se no resultado da requisição</text:span> o preço é um número decimal. 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o preço em um número decimal.</text:p>
          </table:table-cell>
          <table:table-cell table:style-name="ce59" table:content-validation-name="val1"/>
          <table:table-cell table:style-name="ce22" office:value-type="string" calcext:value-type="string">
            <text:p>excluir</text:p>
          </table:table-cell>
          <table:table-cell table:number-columns-repeated="1017"/>
        </table:table-row>
        <table:table-row table:style-name="ro6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2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2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Product 21 doesn’t exist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todas as categoria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as categorias: electronics, sports, jewelery, men's clothing e women's clothing.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1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b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#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#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electronic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electronic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eletronic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Jewelery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jewelery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joalheri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men%27s%20clothing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roupa masculin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Wo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women%27s%20clothing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roupa feminin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Sport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sport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esportes</text:p>
          </table:table-cell>
          <table:table-cell table:style-name="ce59" table:content-validation-name="val1"/>
          <table:table-cell table:style-name="ce22" office:value-type="string" calcext:value-type="string">
            <text:p>Erro quanto as variáveis, ao colocar qualquer tipo de variàvel para verificação ela conta como se existisse e valesse como []</text:p>
          </table:table-cell>
          <table:table-cell table:number-columns-repeated="1017"/>
        </table:table-row>
        <table:table-row table:style-name="ro6">
          <table:table-cell table:style-name="ce22" office:value-type="float" office:value="21" calcext:value-type="float">
            <text:p>2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Games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game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y/games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fake", "price": 11.2, "description": "lorem ipsum set", "image": "productFake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1 e aparecer no body o produto com as informações criadas e um ID.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ia inexistente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fake", "price": 11.2, "description": "lorem ipsum set", "image": "productFake.jpg", "category": "games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Category doesnt exist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codigo 200 e body errado</text:p>
          </table:table-cell>
          <table:table-cell table:number-columns-repeated="1017"/>
        </table:table-row>
        <table:table-row table:style-name="ro7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ia vazia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fake", "price": 11.2, "description": "lorem ipsum set", "image": "productFake.jpg", "category": "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Category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codigo 200 e body errado</text:p>
          </table:table-cell>
          <table:table-cell table:number-columns-repeated="1017"/>
        </table:table-row>
        <table:table-row table:style-name="ro9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price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spider t-shirt", "price": </text:span><text:span text:style-name="T3">, "description": "lorem ipsum set", "image": "spidertshirt.jpg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Pric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apareceu bad request</text:p>
          </table:table-cell>
          <table:table-cell table:number-columns-repeated="1017"/>
        </table:table-row>
        <table:table-row table:style-name="ro9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price negativ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spider t-shirt"</text:span><text:span text:style-name="T3">, "price": -11.2, "description": "lorem ipsum set", "image": "spidertshirt.jpg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body errad</text:p>
          </table:table-cell>
          <table:table-cell table:number-columns-repeated="1017"/>
        </table:table-row>
        <table:table-row table:style-name="ro9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"</text:span><text:span text:style-name="T3">, "price": 11.2, "description": "lorem ipsum set", "image": "spidertshirt.jpg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Titl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0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roducts</text:p>
          </table:table-cell>
          <table:table-cell table:style-name="ce56" office:value-type="string" calcext:value-type="string">
            <text:p>Criar novo produto com título acima </text:p>
            <text:p>Do limite de caracteres (90).</text:p>
          </table:table-cell>
          <table:table-cell table:style-name="ce56" office:value-type="string" calcext:value-type="string">
            <text:p>Negativo</text:p>
          </table:table-cell>
          <table:table-cell table:style-name="ce56" office:value-type="string" calcext:value-type="string">
            <text:p>POST</text:p>
          </table:table-cell>
          <table:table-cell table:style-name="ce56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Apple MacBook Pro 13-inch M1 Chip with 8-Core CPU and 8-Core GPU, 16GB RAM, 512GB SSD - Space Gray", "price": 11.2, "description": "lorem ipsum set", "image": "macbook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Maximum number of characters reached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7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roducts</text:p>
          </table:table-cell>
          <table:table-cell table:style-name="ce52" office:value-type="string" calcext:value-type="string">
            <text:p>Criar novo produto com título </text:p>
            <text:p>Abaixo do limite de caracteres (5)</text:p>
          </table:table-cell>
          <table:table-cell table:style-name="ce52" office:value-type="string" calcext:value-type="string">
            <text:p>Negativo</text:p>
          </table:table-cell>
          <table:table-cell table:style-name="ce52" office:value-type="string" calcext:value-type="string">
            <text:p>POST</text:p>
          </table:table-cell>
          <table:table-cell table:style-name="ce5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mac", "price": 11.2, "description": "lorem ipsum set", "image": "macbook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Minimum number of characters not reached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contend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25, "price": 11.2, "description": "lorem ipsum set", "image": "productgamerfake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nvalid titl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31" calcext:value-type="float">
            <text:p>3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10.5, "price": 11.2, "description": "lorem ipsum set", "image": "productgamerfake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nvalid titl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4" table:number-rows-repeated="2">
          <table:table-cell table:style-name="ce22" table:number-columns-repeated="6"/>
          <table:table-cell table:style-name="ce53"/>
          <table:table-cell table:style-name="ce22" table:number-columns-repeated="3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arquivo com extensão incompatíve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6">{ "title": "product gamer fake", "price": 11.2, "description": "lorem ipsum set", "image": "productgamerfake.mp4", "category": "electronic"</text:span><text:span text:style-name="T7">"</text:span><text:span text:style-name="T8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9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arquivo sem extensã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6">{ "title": "product gamer fake", "price": 11.2, "description": "lorem ipsum set", "image": "productgamerfake", "category": "electronic"</text:span><text:span text:style-name="T7">"</text:span><text:span text:style-name="T8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7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vazia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mag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7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6">{ "title": "product gamer fake", "price": 11.2, "description": "lorem ipsum set", "image": 1, "category": "electronic"</text:span><text:span text:style-name="T7">"</text:span><text:span text:style-name="T8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7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2.5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7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y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productgamerfake.jpg", "category": 2.5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7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y contendo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productgamerfake.jpg", "category": 1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o novo price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<text:span text:style-name="T2">Deve resultar em código 400</text:span> e aparecer no body do resultado “Pric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negativ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-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0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0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qualquer para um valor em String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"35"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text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"texto"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office:value-type="float" office:value="47" calcext:value-type="float">
            <text:p>4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um valor muito alt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9999999999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Price is too high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2"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"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Titl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3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acima do limite de caracteres (90)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Apple MacBook Pro 13-inch M1 Chip with 8-Core CPU and 8-Core GPU, 16GB RAM, 512GB SSD - Space Gray", "price": 109.95, "description": "Your perfect pack for everyday use and walks in the forest. Stash your laptop (up to 15 inches) in the padded sleeve, your everyday", "image": "https://fakestoreapi.com/img/81fPKd-2AYL._AC_SL1500_.jpg</text:span><text:span text:style-name="T3">", "category": "Men’s clothing"</text:span><text:span text:style-name="T4">"</text:span><text:span text:style-name="T3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<text:span text:style-name="T2">Deve resultar em código 400 e aparecer no body do resultado “Maximum number of characters reached.</text:span>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2">
          <table:table-cell table:style-name="ce22" table:formula="of:=[.A51]+1" office:value-type="float" office:value="50" calcext:value-type="float">
            <text:p>5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abaixo do limite de caracteres (5)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mac"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Minimum number of characters not reached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2">
          <table:table-cell table:style-name="ce22" table:formula="of:=[.A52]+1" office:value-type="float" office:value="51" calcext:value-type="float">
            <text:p>5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1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titl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2">
          <table:table-cell table:style-name="ce22" table:formula="of:=[.A53]+1" office:value-type="float" office:value="52" calcext:value-type="float">
            <text:p>5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2.5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titl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table:formula="of:=[.A54]+1" office:value-type="float" office:value="53" calcext:value-type="float">
            <text:p>5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arquivo sem extensã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"https://fakestoreapi.com/img/81fPKd-2AYL._AC_SL1500_", "category": "Men’s clothing"</text:span><text:span text:style-name="T4">"</text:span><text:span text:style-name="T3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table:formula="of:=[.A55]+1" office:value-type="float" office:value="54" calcext:value-type="float">
            <text:p>5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arquivo com extensão incompatíve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"https://fakestoreapi.com/img/81fPKd-2AYL._AC_SL1500_.xyz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4">
          <table:table-cell table:style-name="ce22" table:formula="of:=[.A56]+1" office:value-type="float" office:value="55" calcext:value-type="float">
            <text:p>5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"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mage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4">
          <table:table-cell table:style-name="ce22" table:formula="of:=[.A57]+1" office:value-type="float" office:value="56" calcext:value-type="float">
            <text:p>5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número inteiro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1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4">
          <table:table-cell table:style-name="ce22" table:formula="of:=[.A58]+1" office:value-type="float" office:value="57" calcext:value-type="float">
            <text:p>5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número decimal. 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1.5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1">
          <table:table-cell table:style-name="ce22" table:formula="of:=[.A59]+1" office:value-type="float" office:value="58" calcext:value-type="float">
            <text:p>5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Jewelery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spider t-shirt", "price": 109.95</text:span><text:span text:style-name="T3">, "description": "lorem ipsum set", "image": "spidertshirt.jpg", "category": "Jewelery"</text:span><text:span text:style-name="T4">"</text:span><text:span text:style-name="T3">}</text:span>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Jewelery"</text:span><text:span text:style-name="T4">"</text:span><text:span text:style-name="T3">}</text:span></text:p>
          </table:table-cell>
          <table:table-cell table:style-name="ce2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60]+1" office:value-type="float" office:value="59" calcext:value-type="float">
            <text:p>5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Electronic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Electronic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61]+1" office:value-type="float" office:value="60" calcext:value-type="float">
            <text:p>6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62]+1" office:value-type="float" office:value="61" calcext:value-type="float">
            <text:p>6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Women’s clothing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Wo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63]+1" office:value-type="float" office:value="62" calcext:value-type="float">
            <text:p>6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vazio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Category cannot be empty.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criou o produto normalmente</text:p>
          </table:table-cell>
          <table:table-cell table:number-columns-repeated="1017"/>
        </table:table-row>
        <table:table-row table:style-name="ro12">
          <table:table-cell table:style-name="ce22" table:formula="of:=[.A64]+1" office:value-type="float" office:value="63" calcext:value-type="float">
            <text:p>6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Sport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Sports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mas era pra resultar em bad request pois não existe categoria sports e esse teste era pra dar fail</text:p>
          </table:table-cell>
          <table:table-cell table:number-columns-repeated="1017"/>
        </table:table-row>
        <table:table-row table:style-name="ro12">
          <table:table-cell table:style-name="ce22" table:formula="of:=[.A65]+1" office:value-type="float" office:value="64" calcext:value-type="float">
            <text:p>6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Games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Games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criou o produto normalmente</text:p>
          </table:table-cell>
          <table:table-cell table:number-columns-repeated="1017"/>
        </table:table-row>
        <table:table-row table:style-name="ro12">
          <table:table-cell table:style-name="ce22" table:formula="of:=[.A66]+1" office:value-type="float" office:value="65" calcext:value-type="float">
            <text:p>6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número decimal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1.5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ódigo 200 e criou o produto normalmente</text:p>
          </table:table-cell>
          <table:table-cell table:number-columns-repeated="1017"/>
        </table:table-row>
        <table:table-row table:style-name="ro6"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5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5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do produto deletad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68]+1" office:value-type="float" office:value="68" calcext:value-type="float">
            <text:p>6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0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no body do resultado: Cannot DELETE /product/0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null no body</text:p>
          </table:table-cell>
          <table:table-cell table:number-columns-repeated="1017"/>
        </table:table-row>
        <table:table-row table:style-name="ro6">
          <table:table-cell table:style-name="ce22" table:formula="of:=[.A69]+1" office:value-type="float" office:value="69" calcext:value-type="float">
            <text:p>6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999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999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2">Deve resultar em código 404</text:span> e aparecer no body do resultado: Cannot DELETE /product/999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null no body</text:p>
          </table:table-cell>
          <table:table-cell table:number-columns-repeated="1017"/>
        </table:table-row>
        <table:table-row table:style-name="ro7">
          <table:table-cell table:style-name="ce22" table:formula="of:=[.A70]+1" office:value-type="float" office:value="70" calcext:value-type="float">
            <text:p>7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A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a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2">Deve resultar em código 404</text:span> e aparecer no body do resultado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7">
          <table:table-cell table:style-name="ce22" table:formula="of:=[.A71]+1" office:value-type="float" office:value="71" calcext:value-type="float">
            <text:p>7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#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no body do resultado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4">
          <table:table-cell table:style-name="ce22" office:value-type="float" office:value="72" calcext:value-type="float">
            <text:p>72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a lista de usuário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a lista de usuári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3]+1" office:value-type="float" office:value="73" calcext:value-type="float">
            <text:p>73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1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sobre usuário de ID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4]+1" office:value-type="float" office:value="74" calcext:value-type="float">
            <text:p>74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0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0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2">Deve resultar em código 404</text:span> e aparecer a mensagem no body: Cannot GET /user/0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body null</text:p>
          </table:table-cell>
          <table:table-cell table:number-columns-repeated="1017"/>
        </table:table-row>
        <table:table-row table:style-name="ro15">
          <table:table-cell table:style-name="ce22" table:formula="of:=[.A75]+1" office:value-type="float" office:value="75" calcext:value-type="float">
            <text:p>75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b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6">
          <table:table-cell table:style-name="ce22" table:formula="of:=[.A76]+1" office:value-type="float" office:value="76" calcext:value-type="float">
            <text:p>76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9999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9999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user/9999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200 e body null</text:p>
          </table:table-cell>
          <table:table-cell table:number-columns-repeated="1017"/>
        </table:table-row>
        <table:table-row table:style-name="ro7">
          <table:table-cell table:style-name="ce22" table:formula="of:=[.A77]+1" office:value-type="float" office:value="77" calcext:value-type="float">
            <text:p>77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1b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1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7">
          <table:table-cell table:style-name="ce22" table:formula="of:=[.A78]+1" office:value-type="float" office:value="78" calcext:value-type="float">
            <text:p>78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#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resultou em codigo 400 e body apareceu o que tinha que aparecer</text:p>
          </table:table-cell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1" calcext:value-type="float">
            <text:p>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2" calcext:value-type="float">
            <text:p>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3" calcext:value-type="float">
            <text:p>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4" calcext:value-type="float">
            <text:p>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5" calcext:value-type="float">
            <text:p>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6" calcext:value-type="float">
            <text:p>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7" calcext:value-type="float">
            <text:p>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8" calcext:value-type="float">
            <text:p>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" calcext:value-type="float">
            <text:p>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10" calcext:value-type="float">
            <text:p>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11" calcext:value-type="float">
            <text:p>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12" calcext:value-type="float">
            <text:p>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13" calcext:value-type="float">
            <text:p>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14" calcext:value-type="float">
            <text:p>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5" calcext:value-type="float">
            <text:p>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6" calcext:value-type="float">
            <text:p>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7" calcext:value-type="float">
            <text:p>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8" calcext:value-type="float">
            <text:p>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9" calcext:value-type="float">
            <text:p>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20" calcext:value-type="float">
            <text:p>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21" calcext:value-type="float">
            <text:p>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22" calcext:value-type="float">
            <text:p>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23" calcext:value-type="float">
            <text:p>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24" calcext:value-type="float">
            <text:p>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25" calcext:value-type="float">
            <text:p>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26" calcext:value-type="float">
            <text:p>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27" calcext:value-type="float">
            <text:p>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28" calcext:value-type="float">
            <text:p>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29" calcext:value-type="float">
            <text:p>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30" calcext:value-type="float">
            <text:p>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31" calcext:value-type="float">
            <text:p>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32" calcext:value-type="float">
            <text:p>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33" calcext:value-type="float">
            <text:p>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34" calcext:value-type="float">
            <text:p>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35" calcext:value-type="float">
            <text:p>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36" calcext:value-type="float">
            <text:p>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37" calcext:value-type="float">
            <text:p>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38" calcext:value-type="float">
            <text:p>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39" calcext:value-type="float">
            <text:p>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40" calcext:value-type="float">
            <text:p>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41" calcext:value-type="float">
            <text:p>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42" calcext:value-type="float">
            <text:p>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43" calcext:value-type="float">
            <text:p>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44" calcext:value-type="float">
            <text:p>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45" calcext:value-type="float">
            <text:p>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46" calcext:value-type="float">
            <text:p>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47" calcext:value-type="float">
            <text:p>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48" calcext:value-type="float">
            <text:p>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49" calcext:value-type="float">
            <text:p>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50" calcext:value-type="float">
            <text:p>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51" calcext:value-type="float">
            <text:p>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52" calcext:value-type="float">
            <text:p>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53" calcext:value-type="float">
            <text:p>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54" calcext:value-type="float">
            <text:p>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55" calcext:value-type="float">
            <text:p>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56" calcext:value-type="float">
            <text:p>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57" calcext:value-type="float">
            <text:p>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58" calcext:value-type="float">
            <text:p>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59" calcext:value-type="float">
            <text:p>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60" calcext:value-type="float">
            <text:p>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61" calcext:value-type="float">
            <text:p>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62" calcext:value-type="float">
            <text:p>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63" calcext:value-type="float">
            <text:p>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64" calcext:value-type="float">
            <text:p>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65" calcext:value-type="float">
            <text:p>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66" calcext:value-type="float">
            <text:p>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67" calcext:value-type="float">
            <text:p>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68" calcext:value-type="float">
            <text:p>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69" calcext:value-type="float">
            <text:p>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70" calcext:value-type="float">
            <text:p>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71" calcext:value-type="float">
            <text:p>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72" calcext:value-type="float">
            <text:p>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73" calcext:value-type="float">
            <text:p>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74" calcext:value-type="float">
            <text:p>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75" calcext:value-type="float">
            <text:p>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76" calcext:value-type="float">
            <text:p>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77" calcext:value-type="float">
            <text:p>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78" calcext:value-type="float">
            <text:p>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79" calcext:value-type="float">
            <text:p>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80" calcext:value-type="float">
            <text:p>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81" calcext:value-type="float">
            <text:p>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82" calcext:value-type="float">
            <text:p>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83" calcext:value-type="float">
            <text:p>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84" calcext:value-type="float">
            <text:p>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85" calcext:value-type="float">
            <text:p>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86" calcext:value-type="float">
            <text:p>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87" calcext:value-type="float">
            <text:p>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88" calcext:value-type="float">
            <text:p>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89" calcext:value-type="float">
            <text:p>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90" calcext:value-type="float">
            <text:p>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91" calcext:value-type="float">
            <text:p>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92" calcext:value-type="float">
            <text:p>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93" calcext:value-type="float">
            <text:p>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94" calcext:value-type="float">
            <text:p>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95" calcext:value-type="float">
            <text:p>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96" calcext:value-type="float">
            <text:p>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97" calcext:value-type="float">
            <text:p>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98" calcext:value-type="float">
            <text:p>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99" calcext:value-type="float">
            <text:p>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00" calcext:value-type="float">
            <text:p>1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01" calcext:value-type="float">
            <text:p>1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02" calcext:value-type="float">
            <text:p>1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03" calcext:value-type="float">
            <text:p>1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04" calcext:value-type="float">
            <text:p>1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05" calcext:value-type="float">
            <text:p>1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06" calcext:value-type="float">
            <text:p>1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07" calcext:value-type="float">
            <text:p>1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08" calcext:value-type="float">
            <text:p>1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09" calcext:value-type="float">
            <text:p>1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10" calcext:value-type="float">
            <text:p>1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11" calcext:value-type="float">
            <text:p>1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12" calcext:value-type="float">
            <text:p>1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13" calcext:value-type="float">
            <text:p>1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14" calcext:value-type="float">
            <text:p>1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115" calcext:value-type="float">
            <text:p>1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116" calcext:value-type="float">
            <text:p>1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117" calcext:value-type="float">
            <text:p>1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118" calcext:value-type="float">
            <text:p>1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119" calcext:value-type="float">
            <text:p>1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120" calcext:value-type="float">
            <text:p>1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121" calcext:value-type="float">
            <text:p>1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122" calcext:value-type="float">
            <text:p>1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123" calcext:value-type="float">
            <text:p>1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124" calcext:value-type="float">
            <text:p>1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125" calcext:value-type="float">
            <text:p>1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126" calcext:value-type="float">
            <text:p>1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127" calcext:value-type="float">
            <text:p>1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128" calcext:value-type="float">
            <text:p>1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129" calcext:value-type="float">
            <text:p>1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130" calcext:value-type="float">
            <text:p>1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131" calcext:value-type="float">
            <text:p>1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132" calcext:value-type="float">
            <text:p>1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133" calcext:value-type="float">
            <text:p>1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134" calcext:value-type="float">
            <text:p>1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135" calcext:value-type="float">
            <text:p>1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136" calcext:value-type="float">
            <text:p>1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137" calcext:value-type="float">
            <text:p>1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138" calcext:value-type="float">
            <text:p>1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139" calcext:value-type="float">
            <text:p>1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140" calcext:value-type="float">
            <text:p>1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141" calcext:value-type="float">
            <text:p>1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142" calcext:value-type="float">
            <text:p>1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143" calcext:value-type="float">
            <text:p>1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144" calcext:value-type="float">
            <text:p>1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145" calcext:value-type="float">
            <text:p>1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146" calcext:value-type="float">
            <text:p>1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147" calcext:value-type="float">
            <text:p>1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148" calcext:value-type="float">
            <text:p>1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149" calcext:value-type="float">
            <text:p>1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150" calcext:value-type="float">
            <text:p>1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151" calcext:value-type="float">
            <text:p>1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152" calcext:value-type="float">
            <text:p>1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153" calcext:value-type="float">
            <text:p>1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154" calcext:value-type="float">
            <text:p>1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155" calcext:value-type="float">
            <text:p>1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156" calcext:value-type="float">
            <text:p>1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157" calcext:value-type="float">
            <text:p>1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158" calcext:value-type="float">
            <text:p>1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159" calcext:value-type="float">
            <text:p>1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160" calcext:value-type="float">
            <text:p>1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161" calcext:value-type="float">
            <text:p>1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162" calcext:value-type="float">
            <text:p>1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163" calcext:value-type="float">
            <text:p>1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164" calcext:value-type="float">
            <text:p>1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165" calcext:value-type="float">
            <text:p>1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166" calcext:value-type="float">
            <text:p>1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167" calcext:value-type="float">
            <text:p>1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168" calcext:value-type="float">
            <text:p>1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169" calcext:value-type="float">
            <text:p>1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170" calcext:value-type="float">
            <text:p>1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171" calcext:value-type="float">
            <text:p>1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172" calcext:value-type="float">
            <text:p>1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173" calcext:value-type="float">
            <text:p>1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174" calcext:value-type="float">
            <text:p>1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175" calcext:value-type="float">
            <text:p>1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176" calcext:value-type="float">
            <text:p>1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177" calcext:value-type="float">
            <text:p>1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178" calcext:value-type="float">
            <text:p>1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179" calcext:value-type="float">
            <text:p>1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180" calcext:value-type="float">
            <text:p>1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181" calcext:value-type="float">
            <text:p>1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182" calcext:value-type="float">
            <text:p>1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183" calcext:value-type="float">
            <text:p>1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184" calcext:value-type="float">
            <text:p>1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185" calcext:value-type="float">
            <text:p>1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186" calcext:value-type="float">
            <text:p>1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187" calcext:value-type="float">
            <text:p>1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188" calcext:value-type="float">
            <text:p>1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189" calcext:value-type="float">
            <text:p>1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190" calcext:value-type="float">
            <text:p>1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191" calcext:value-type="float">
            <text:p>1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192" calcext:value-type="float">
            <text:p>1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193" calcext:value-type="float">
            <text:p>1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194" calcext:value-type="float">
            <text:p>1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195" calcext:value-type="float">
            <text:p>1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196" calcext:value-type="float">
            <text:p>1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197" calcext:value-type="float">
            <text:p>1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198" calcext:value-type="float">
            <text:p>1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199" calcext:value-type="float">
            <text:p>1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00" calcext:value-type="float">
            <text:p>2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01" calcext:value-type="float">
            <text:p>2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02" calcext:value-type="float">
            <text:p>2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03" calcext:value-type="float">
            <text:p>2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04" calcext:value-type="float">
            <text:p>2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05" calcext:value-type="float">
            <text:p>2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06" calcext:value-type="float">
            <text:p>2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07" calcext:value-type="float">
            <text:p>2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08" calcext:value-type="float">
            <text:p>2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09" calcext:value-type="float">
            <text:p>2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10" calcext:value-type="float">
            <text:p>2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11" calcext:value-type="float">
            <text:p>2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12" calcext:value-type="float">
            <text:p>2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13" calcext:value-type="float">
            <text:p>2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14" calcext:value-type="float">
            <text:p>2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215" calcext:value-type="float">
            <text:p>2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216" calcext:value-type="float">
            <text:p>2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217" calcext:value-type="float">
            <text:p>2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218" calcext:value-type="float">
            <text:p>2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219" calcext:value-type="float">
            <text:p>2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220" calcext:value-type="float">
            <text:p>2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221" calcext:value-type="float">
            <text:p>2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222" calcext:value-type="float">
            <text:p>2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223" calcext:value-type="float">
            <text:p>2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224" calcext:value-type="float">
            <text:p>2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225" calcext:value-type="float">
            <text:p>2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226" calcext:value-type="float">
            <text:p>2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227" calcext:value-type="float">
            <text:p>2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228" calcext:value-type="float">
            <text:p>2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229" calcext:value-type="float">
            <text:p>2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230" calcext:value-type="float">
            <text:p>2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231" calcext:value-type="float">
            <text:p>2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232" calcext:value-type="float">
            <text:p>2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233" calcext:value-type="float">
            <text:p>2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234" calcext:value-type="float">
            <text:p>2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235" calcext:value-type="float">
            <text:p>2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236" calcext:value-type="float">
            <text:p>2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237" calcext:value-type="float">
            <text:p>2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238" calcext:value-type="float">
            <text:p>2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239" calcext:value-type="float">
            <text:p>2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240" calcext:value-type="float">
            <text:p>2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241" calcext:value-type="float">
            <text:p>2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242" calcext:value-type="float">
            <text:p>2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243" calcext:value-type="float">
            <text:p>2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244" calcext:value-type="float">
            <text:p>2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245" calcext:value-type="float">
            <text:p>2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246" calcext:value-type="float">
            <text:p>2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247" calcext:value-type="float">
            <text:p>2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248" calcext:value-type="float">
            <text:p>2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249" calcext:value-type="float">
            <text:p>2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250" calcext:value-type="float">
            <text:p>2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251" calcext:value-type="float">
            <text:p>2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252" calcext:value-type="float">
            <text:p>2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253" calcext:value-type="float">
            <text:p>2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254" calcext:value-type="float">
            <text:p>2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255" calcext:value-type="float">
            <text:p>2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256" calcext:value-type="float">
            <text:p>2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257" calcext:value-type="float">
            <text:p>2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258" calcext:value-type="float">
            <text:p>2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259" calcext:value-type="float">
            <text:p>2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260" calcext:value-type="float">
            <text:p>2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261" calcext:value-type="float">
            <text:p>2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262" calcext:value-type="float">
            <text:p>2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263" calcext:value-type="float">
            <text:p>2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264" calcext:value-type="float">
            <text:p>2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265" calcext:value-type="float">
            <text:p>2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266" calcext:value-type="float">
            <text:p>2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267" calcext:value-type="float">
            <text:p>2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268" calcext:value-type="float">
            <text:p>2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269" calcext:value-type="float">
            <text:p>2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270" calcext:value-type="float">
            <text:p>2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271" calcext:value-type="float">
            <text:p>2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272" calcext:value-type="float">
            <text:p>2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273" calcext:value-type="float">
            <text:p>2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274" calcext:value-type="float">
            <text:p>2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275" calcext:value-type="float">
            <text:p>2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276" calcext:value-type="float">
            <text:p>2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277" calcext:value-type="float">
            <text:p>2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278" calcext:value-type="float">
            <text:p>2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279" calcext:value-type="float">
            <text:p>2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280" calcext:value-type="float">
            <text:p>2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281" calcext:value-type="float">
            <text:p>2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282" calcext:value-type="float">
            <text:p>2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283" calcext:value-type="float">
            <text:p>2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284" calcext:value-type="float">
            <text:p>2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285" calcext:value-type="float">
            <text:p>2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286" calcext:value-type="float">
            <text:p>2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287" calcext:value-type="float">
            <text:p>2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288" calcext:value-type="float">
            <text:p>2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289" calcext:value-type="float">
            <text:p>2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290" calcext:value-type="float">
            <text:p>2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291" calcext:value-type="float">
            <text:p>2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292" calcext:value-type="float">
            <text:p>2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293" calcext:value-type="float">
            <text:p>2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294" calcext:value-type="float">
            <text:p>2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295" calcext:value-type="float">
            <text:p>2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296" calcext:value-type="float">
            <text:p>2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297" calcext:value-type="float">
            <text:p>2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298" calcext:value-type="float">
            <text:p>2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299" calcext:value-type="float">
            <text:p>2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00" calcext:value-type="float">
            <text:p>3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01" calcext:value-type="float">
            <text:p>3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02" calcext:value-type="float">
            <text:p>3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03" calcext:value-type="float">
            <text:p>3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04" calcext:value-type="float">
            <text:p>3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05" calcext:value-type="float">
            <text:p>3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06" calcext:value-type="float">
            <text:p>3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07" calcext:value-type="float">
            <text:p>3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08" calcext:value-type="float">
            <text:p>3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09" calcext:value-type="float">
            <text:p>3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10" calcext:value-type="float">
            <text:p>3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11" calcext:value-type="float">
            <text:p>3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12" calcext:value-type="float">
            <text:p>3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13" calcext:value-type="float">
            <text:p>3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14" calcext:value-type="float">
            <text:p>3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315" calcext:value-type="float">
            <text:p>3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316" calcext:value-type="float">
            <text:p>3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317" calcext:value-type="float">
            <text:p>3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318" calcext:value-type="float">
            <text:p>3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319" calcext:value-type="float">
            <text:p>3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320" calcext:value-type="float">
            <text:p>3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321" calcext:value-type="float">
            <text:p>3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322" calcext:value-type="float">
            <text:p>3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323" calcext:value-type="float">
            <text:p>3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324" calcext:value-type="float">
            <text:p>3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325" calcext:value-type="float">
            <text:p>3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326" calcext:value-type="float">
            <text:p>3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327" calcext:value-type="float">
            <text:p>3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328" calcext:value-type="float">
            <text:p>3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329" calcext:value-type="float">
            <text:p>3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330" calcext:value-type="float">
            <text:p>3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331" calcext:value-type="float">
            <text:p>3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332" calcext:value-type="float">
            <text:p>3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333" calcext:value-type="float">
            <text:p>3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334" calcext:value-type="float">
            <text:p>3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335" calcext:value-type="float">
            <text:p>3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336" calcext:value-type="float">
            <text:p>3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337" calcext:value-type="float">
            <text:p>3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338" calcext:value-type="float">
            <text:p>3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339" calcext:value-type="float">
            <text:p>3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340" calcext:value-type="float">
            <text:p>3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341" calcext:value-type="float">
            <text:p>3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342" calcext:value-type="float">
            <text:p>3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343" calcext:value-type="float">
            <text:p>3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344" calcext:value-type="float">
            <text:p>3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345" calcext:value-type="float">
            <text:p>3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346" calcext:value-type="float">
            <text:p>3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347" calcext:value-type="float">
            <text:p>3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348" calcext:value-type="float">
            <text:p>3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349" calcext:value-type="float">
            <text:p>3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350" calcext:value-type="float">
            <text:p>3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351" calcext:value-type="float">
            <text:p>3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352" calcext:value-type="float">
            <text:p>3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353" calcext:value-type="float">
            <text:p>3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354" calcext:value-type="float">
            <text:p>3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355" calcext:value-type="float">
            <text:p>3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356" calcext:value-type="float">
            <text:p>3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357" calcext:value-type="float">
            <text:p>3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358" calcext:value-type="float">
            <text:p>3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359" calcext:value-type="float">
            <text:p>3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360" calcext:value-type="float">
            <text:p>3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361" calcext:value-type="float">
            <text:p>3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362" calcext:value-type="float">
            <text:p>3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363" calcext:value-type="float">
            <text:p>3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364" calcext:value-type="float">
            <text:p>3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365" calcext:value-type="float">
            <text:p>3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366" calcext:value-type="float">
            <text:p>3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367" calcext:value-type="float">
            <text:p>3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368" calcext:value-type="float">
            <text:p>3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369" calcext:value-type="float">
            <text:p>3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370" calcext:value-type="float">
            <text:p>3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371" calcext:value-type="float">
            <text:p>3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372" calcext:value-type="float">
            <text:p>3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373" calcext:value-type="float">
            <text:p>3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374" calcext:value-type="float">
            <text:p>3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375" calcext:value-type="float">
            <text:p>3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376" calcext:value-type="float">
            <text:p>3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377" calcext:value-type="float">
            <text:p>3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378" calcext:value-type="float">
            <text:p>3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379" calcext:value-type="float">
            <text:p>3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380" calcext:value-type="float">
            <text:p>3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381" calcext:value-type="float">
            <text:p>3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382" calcext:value-type="float">
            <text:p>3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383" calcext:value-type="float">
            <text:p>3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384" calcext:value-type="float">
            <text:p>3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385" calcext:value-type="float">
            <text:p>3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386" calcext:value-type="float">
            <text:p>3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387" calcext:value-type="float">
            <text:p>3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388" calcext:value-type="float">
            <text:p>3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389" calcext:value-type="float">
            <text:p>3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390" calcext:value-type="float">
            <text:p>3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391" calcext:value-type="float">
            <text:p>3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392" calcext:value-type="float">
            <text:p>3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393" calcext:value-type="float">
            <text:p>3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394" calcext:value-type="float">
            <text:p>3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395" calcext:value-type="float">
            <text:p>3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396" calcext:value-type="float">
            <text:p>3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397" calcext:value-type="float">
            <text:p>3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398" calcext:value-type="float">
            <text:p>3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399" calcext:value-type="float">
            <text:p>3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00" calcext:value-type="float">
            <text:p>4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01" calcext:value-type="float">
            <text:p>4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02" calcext:value-type="float">
            <text:p>4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03" calcext:value-type="float">
            <text:p>4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04" calcext:value-type="float">
            <text:p>4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05" calcext:value-type="float">
            <text:p>4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06" calcext:value-type="float">
            <text:p>4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07" calcext:value-type="float">
            <text:p>4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08" calcext:value-type="float">
            <text:p>4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09" calcext:value-type="float">
            <text:p>4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10" calcext:value-type="float">
            <text:p>4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11" calcext:value-type="float">
            <text:p>4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12" calcext:value-type="float">
            <text:p>4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13" calcext:value-type="float">
            <text:p>4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14" calcext:value-type="float">
            <text:p>4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415" calcext:value-type="float">
            <text:p>4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416" calcext:value-type="float">
            <text:p>4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417" calcext:value-type="float">
            <text:p>4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418" calcext:value-type="float">
            <text:p>4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419" calcext:value-type="float">
            <text:p>4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420" calcext:value-type="float">
            <text:p>4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421" calcext:value-type="float">
            <text:p>4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422" calcext:value-type="float">
            <text:p>4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423" calcext:value-type="float">
            <text:p>4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424" calcext:value-type="float">
            <text:p>4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425" calcext:value-type="float">
            <text:p>4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426" calcext:value-type="float">
            <text:p>4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427" calcext:value-type="float">
            <text:p>4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428" calcext:value-type="float">
            <text:p>4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429" calcext:value-type="float">
            <text:p>4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430" calcext:value-type="float">
            <text:p>4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431" calcext:value-type="float">
            <text:p>4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432" calcext:value-type="float">
            <text:p>4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433" calcext:value-type="float">
            <text:p>4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434" calcext:value-type="float">
            <text:p>4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435" calcext:value-type="float">
            <text:p>4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436" calcext:value-type="float">
            <text:p>4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437" calcext:value-type="float">
            <text:p>4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438" calcext:value-type="float">
            <text:p>4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439" calcext:value-type="float">
            <text:p>4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440" calcext:value-type="float">
            <text:p>4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441" calcext:value-type="float">
            <text:p>4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442" calcext:value-type="float">
            <text:p>4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443" calcext:value-type="float">
            <text:p>4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444" calcext:value-type="float">
            <text:p>4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445" calcext:value-type="float">
            <text:p>4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446" calcext:value-type="float">
            <text:p>4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447" calcext:value-type="float">
            <text:p>4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448" calcext:value-type="float">
            <text:p>4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449" calcext:value-type="float">
            <text:p>4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450" calcext:value-type="float">
            <text:p>4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451" calcext:value-type="float">
            <text:p>4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452" calcext:value-type="float">
            <text:p>4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453" calcext:value-type="float">
            <text:p>4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454" calcext:value-type="float">
            <text:p>4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455" calcext:value-type="float">
            <text:p>4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456" calcext:value-type="float">
            <text:p>4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457" calcext:value-type="float">
            <text:p>4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458" calcext:value-type="float">
            <text:p>4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459" calcext:value-type="float">
            <text:p>4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460" calcext:value-type="float">
            <text:p>4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461" calcext:value-type="float">
            <text:p>4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462" calcext:value-type="float">
            <text:p>4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463" calcext:value-type="float">
            <text:p>4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464" calcext:value-type="float">
            <text:p>4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465" calcext:value-type="float">
            <text:p>4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466" calcext:value-type="float">
            <text:p>4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467" calcext:value-type="float">
            <text:p>4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468" calcext:value-type="float">
            <text:p>4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469" calcext:value-type="float">
            <text:p>4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470" calcext:value-type="float">
            <text:p>4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471" calcext:value-type="float">
            <text:p>4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472" calcext:value-type="float">
            <text:p>4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473" calcext:value-type="float">
            <text:p>4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474" calcext:value-type="float">
            <text:p>4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475" calcext:value-type="float">
            <text:p>4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476" calcext:value-type="float">
            <text:p>4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477" calcext:value-type="float">
            <text:p>4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478" calcext:value-type="float">
            <text:p>4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479" calcext:value-type="float">
            <text:p>4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480" calcext:value-type="float">
            <text:p>4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481" calcext:value-type="float">
            <text:p>4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482" calcext:value-type="float">
            <text:p>4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483" calcext:value-type="float">
            <text:p>4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484" calcext:value-type="float">
            <text:p>4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485" calcext:value-type="float">
            <text:p>4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486" calcext:value-type="float">
            <text:p>4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487" calcext:value-type="float">
            <text:p>4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488" calcext:value-type="float">
            <text:p>4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489" calcext:value-type="float">
            <text:p>4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490" calcext:value-type="float">
            <text:p>4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491" calcext:value-type="float">
            <text:p>4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492" calcext:value-type="float">
            <text:p>4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493" calcext:value-type="float">
            <text:p>4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494" calcext:value-type="float">
            <text:p>4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495" calcext:value-type="float">
            <text:p>4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496" calcext:value-type="float">
            <text:p>4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497" calcext:value-type="float">
            <text:p>4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498" calcext:value-type="float">
            <text:p>4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499" calcext:value-type="float">
            <text:p>4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00" calcext:value-type="float">
            <text:p>5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01" calcext:value-type="float">
            <text:p>5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02" calcext:value-type="float">
            <text:p>5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03" calcext:value-type="float">
            <text:p>5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04" calcext:value-type="float">
            <text:p>5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05" calcext:value-type="float">
            <text:p>5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06" calcext:value-type="float">
            <text:p>5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07" calcext:value-type="float">
            <text:p>5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08" calcext:value-type="float">
            <text:p>5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09" calcext:value-type="float">
            <text:p>5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10" calcext:value-type="float">
            <text:p>5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11" calcext:value-type="float">
            <text:p>5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12" calcext:value-type="float">
            <text:p>5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13" calcext:value-type="float">
            <text:p>5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14" calcext:value-type="float">
            <text:p>5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515" calcext:value-type="float">
            <text:p>5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516" calcext:value-type="float">
            <text:p>5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517" calcext:value-type="float">
            <text:p>5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518" calcext:value-type="float">
            <text:p>5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519" calcext:value-type="float">
            <text:p>5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520" calcext:value-type="float">
            <text:p>5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521" calcext:value-type="float">
            <text:p>5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522" calcext:value-type="float">
            <text:p>5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523" calcext:value-type="float">
            <text:p>5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524" calcext:value-type="float">
            <text:p>5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525" calcext:value-type="float">
            <text:p>5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526" calcext:value-type="float">
            <text:p>5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527" calcext:value-type="float">
            <text:p>5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528" calcext:value-type="float">
            <text:p>5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529" calcext:value-type="float">
            <text:p>5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530" calcext:value-type="float">
            <text:p>5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531" calcext:value-type="float">
            <text:p>5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532" calcext:value-type="float">
            <text:p>5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533" calcext:value-type="float">
            <text:p>5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534" calcext:value-type="float">
            <text:p>5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535" calcext:value-type="float">
            <text:p>5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536" calcext:value-type="float">
            <text:p>5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537" calcext:value-type="float">
            <text:p>5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538" calcext:value-type="float">
            <text:p>5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539" calcext:value-type="float">
            <text:p>5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540" calcext:value-type="float">
            <text:p>5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541" calcext:value-type="float">
            <text:p>5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542" calcext:value-type="float">
            <text:p>5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543" calcext:value-type="float">
            <text:p>5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544" calcext:value-type="float">
            <text:p>5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545" calcext:value-type="float">
            <text:p>5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546" calcext:value-type="float">
            <text:p>5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547" calcext:value-type="float">
            <text:p>5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548" calcext:value-type="float">
            <text:p>5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549" calcext:value-type="float">
            <text:p>5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550" calcext:value-type="float">
            <text:p>5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551" calcext:value-type="float">
            <text:p>5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552" calcext:value-type="float">
            <text:p>5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553" calcext:value-type="float">
            <text:p>5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554" calcext:value-type="float">
            <text:p>5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555" calcext:value-type="float">
            <text:p>5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556" calcext:value-type="float">
            <text:p>5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557" calcext:value-type="float">
            <text:p>5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558" calcext:value-type="float">
            <text:p>5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559" calcext:value-type="float">
            <text:p>5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560" calcext:value-type="float">
            <text:p>5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561" calcext:value-type="float">
            <text:p>5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562" calcext:value-type="float">
            <text:p>5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563" calcext:value-type="float">
            <text:p>5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564" calcext:value-type="float">
            <text:p>5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565" calcext:value-type="float">
            <text:p>5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566" calcext:value-type="float">
            <text:p>5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567" calcext:value-type="float">
            <text:p>5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568" calcext:value-type="float">
            <text:p>5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569" calcext:value-type="float">
            <text:p>5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570" calcext:value-type="float">
            <text:p>5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571" calcext:value-type="float">
            <text:p>5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572" calcext:value-type="float">
            <text:p>5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573" calcext:value-type="float">
            <text:p>5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574" calcext:value-type="float">
            <text:p>5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575" calcext:value-type="float">
            <text:p>5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576" calcext:value-type="float">
            <text:p>5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577" calcext:value-type="float">
            <text:p>5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578" calcext:value-type="float">
            <text:p>5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579" calcext:value-type="float">
            <text:p>5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580" calcext:value-type="float">
            <text:p>5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581" calcext:value-type="float">
            <text:p>5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582" calcext:value-type="float">
            <text:p>5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583" calcext:value-type="float">
            <text:p>5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584" calcext:value-type="float">
            <text:p>5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585" calcext:value-type="float">
            <text:p>5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586" calcext:value-type="float">
            <text:p>5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587" calcext:value-type="float">
            <text:p>5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588" calcext:value-type="float">
            <text:p>5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589" calcext:value-type="float">
            <text:p>5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590" calcext:value-type="float">
            <text:p>5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591" calcext:value-type="float">
            <text:p>5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592" calcext:value-type="float">
            <text:p>5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593" calcext:value-type="float">
            <text:p>5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594" calcext:value-type="float">
            <text:p>5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595" calcext:value-type="float">
            <text:p>5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596" calcext:value-type="float">
            <text:p>5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597" calcext:value-type="float">
            <text:p>5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598" calcext:value-type="float">
            <text:p>5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599" calcext:value-type="float">
            <text:p>5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00" calcext:value-type="float">
            <text:p>6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01" calcext:value-type="float">
            <text:p>6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02" calcext:value-type="float">
            <text:p>6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03" calcext:value-type="float">
            <text:p>6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04" calcext:value-type="float">
            <text:p>6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05" calcext:value-type="float">
            <text:p>6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06" calcext:value-type="float">
            <text:p>6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07" calcext:value-type="float">
            <text:p>6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08" calcext:value-type="float">
            <text:p>6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09" calcext:value-type="float">
            <text:p>6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10" calcext:value-type="float">
            <text:p>6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11" calcext:value-type="float">
            <text:p>6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12" calcext:value-type="float">
            <text:p>6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13" calcext:value-type="float">
            <text:p>6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14" calcext:value-type="float">
            <text:p>6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615" calcext:value-type="float">
            <text:p>6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616" calcext:value-type="float">
            <text:p>6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617" calcext:value-type="float">
            <text:p>6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618" calcext:value-type="float">
            <text:p>6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619" calcext:value-type="float">
            <text:p>6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620" calcext:value-type="float">
            <text:p>6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621" calcext:value-type="float">
            <text:p>6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622" calcext:value-type="float">
            <text:p>6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623" calcext:value-type="float">
            <text:p>6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624" calcext:value-type="float">
            <text:p>6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625" calcext:value-type="float">
            <text:p>6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626" calcext:value-type="float">
            <text:p>6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627" calcext:value-type="float">
            <text:p>6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628" calcext:value-type="float">
            <text:p>6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629" calcext:value-type="float">
            <text:p>6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630" calcext:value-type="float">
            <text:p>6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631" calcext:value-type="float">
            <text:p>6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632" calcext:value-type="float">
            <text:p>6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633" calcext:value-type="float">
            <text:p>6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634" calcext:value-type="float">
            <text:p>6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635" calcext:value-type="float">
            <text:p>6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636" calcext:value-type="float">
            <text:p>6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637" calcext:value-type="float">
            <text:p>6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638" calcext:value-type="float">
            <text:p>6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639" calcext:value-type="float">
            <text:p>6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640" calcext:value-type="float">
            <text:p>6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641" calcext:value-type="float">
            <text:p>6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642" calcext:value-type="float">
            <text:p>6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643" calcext:value-type="float">
            <text:p>6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644" calcext:value-type="float">
            <text:p>6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645" calcext:value-type="float">
            <text:p>6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646" calcext:value-type="float">
            <text:p>6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647" calcext:value-type="float">
            <text:p>6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648" calcext:value-type="float">
            <text:p>6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649" calcext:value-type="float">
            <text:p>6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650" calcext:value-type="float">
            <text:p>6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651" calcext:value-type="float">
            <text:p>6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652" calcext:value-type="float">
            <text:p>6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653" calcext:value-type="float">
            <text:p>6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654" calcext:value-type="float">
            <text:p>6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655" calcext:value-type="float">
            <text:p>6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656" calcext:value-type="float">
            <text:p>6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657" calcext:value-type="float">
            <text:p>6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658" calcext:value-type="float">
            <text:p>6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659" calcext:value-type="float">
            <text:p>6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660" calcext:value-type="float">
            <text:p>6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661" calcext:value-type="float">
            <text:p>6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662" calcext:value-type="float">
            <text:p>6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663" calcext:value-type="float">
            <text:p>6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664" calcext:value-type="float">
            <text:p>6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665" calcext:value-type="float">
            <text:p>6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666" calcext:value-type="float">
            <text:p>6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667" calcext:value-type="float">
            <text:p>6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668" calcext:value-type="float">
            <text:p>6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669" calcext:value-type="float">
            <text:p>6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670" calcext:value-type="float">
            <text:p>6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671" calcext:value-type="float">
            <text:p>6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672" calcext:value-type="float">
            <text:p>6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673" calcext:value-type="float">
            <text:p>6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674" calcext:value-type="float">
            <text:p>6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675" calcext:value-type="float">
            <text:p>6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676" calcext:value-type="float">
            <text:p>6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677" calcext:value-type="float">
            <text:p>6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678" calcext:value-type="float">
            <text:p>6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679" calcext:value-type="float">
            <text:p>6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680" calcext:value-type="float">
            <text:p>6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681" calcext:value-type="float">
            <text:p>6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682" calcext:value-type="float">
            <text:p>6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683" calcext:value-type="float">
            <text:p>6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684" calcext:value-type="float">
            <text:p>6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685" calcext:value-type="float">
            <text:p>6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686" calcext:value-type="float">
            <text:p>6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687" calcext:value-type="float">
            <text:p>6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688" calcext:value-type="float">
            <text:p>6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689" calcext:value-type="float">
            <text:p>6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690" calcext:value-type="float">
            <text:p>6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691" calcext:value-type="float">
            <text:p>6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692" calcext:value-type="float">
            <text:p>6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693" calcext:value-type="float">
            <text:p>6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694" calcext:value-type="float">
            <text:p>6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695" calcext:value-type="float">
            <text:p>6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696" calcext:value-type="float">
            <text:p>6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697" calcext:value-type="float">
            <text:p>6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698" calcext:value-type="float">
            <text:p>6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699" calcext:value-type="float">
            <text:p>6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00" calcext:value-type="float">
            <text:p>7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01" calcext:value-type="float">
            <text:p>7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02" calcext:value-type="float">
            <text:p>7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03" calcext:value-type="float">
            <text:p>7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04" calcext:value-type="float">
            <text:p>7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05" calcext:value-type="float">
            <text:p>7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06" calcext:value-type="float">
            <text:p>7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07" calcext:value-type="float">
            <text:p>7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08" calcext:value-type="float">
            <text:p>7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09" calcext:value-type="float">
            <text:p>7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10" calcext:value-type="float">
            <text:p>7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11" calcext:value-type="float">
            <text:p>7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12" calcext:value-type="float">
            <text:p>7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13" calcext:value-type="float">
            <text:p>7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14" calcext:value-type="float">
            <text:p>7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715" calcext:value-type="float">
            <text:p>7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716" calcext:value-type="float">
            <text:p>7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717" calcext:value-type="float">
            <text:p>7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718" calcext:value-type="float">
            <text:p>7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719" calcext:value-type="float">
            <text:p>7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720" calcext:value-type="float">
            <text:p>7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721" calcext:value-type="float">
            <text:p>7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722" calcext:value-type="float">
            <text:p>7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723" calcext:value-type="float">
            <text:p>7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724" calcext:value-type="float">
            <text:p>7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725" calcext:value-type="float">
            <text:p>7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726" calcext:value-type="float">
            <text:p>7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727" calcext:value-type="float">
            <text:p>7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728" calcext:value-type="float">
            <text:p>7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729" calcext:value-type="float">
            <text:p>7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730" calcext:value-type="float">
            <text:p>7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731" calcext:value-type="float">
            <text:p>7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732" calcext:value-type="float">
            <text:p>7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733" calcext:value-type="float">
            <text:p>7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734" calcext:value-type="float">
            <text:p>7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735" calcext:value-type="float">
            <text:p>7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736" calcext:value-type="float">
            <text:p>7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737" calcext:value-type="float">
            <text:p>7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738" calcext:value-type="float">
            <text:p>7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739" calcext:value-type="float">
            <text:p>7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740" calcext:value-type="float">
            <text:p>7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741" calcext:value-type="float">
            <text:p>7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742" calcext:value-type="float">
            <text:p>7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743" calcext:value-type="float">
            <text:p>7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744" calcext:value-type="float">
            <text:p>7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745" calcext:value-type="float">
            <text:p>7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746" calcext:value-type="float">
            <text:p>7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747" calcext:value-type="float">
            <text:p>7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748" calcext:value-type="float">
            <text:p>7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749" calcext:value-type="float">
            <text:p>7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750" calcext:value-type="float">
            <text:p>7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751" calcext:value-type="float">
            <text:p>7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752" calcext:value-type="float">
            <text:p>7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753" calcext:value-type="float">
            <text:p>7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754" calcext:value-type="float">
            <text:p>7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755" calcext:value-type="float">
            <text:p>7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756" calcext:value-type="float">
            <text:p>7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757" calcext:value-type="float">
            <text:p>7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758" calcext:value-type="float">
            <text:p>7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759" calcext:value-type="float">
            <text:p>7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760" calcext:value-type="float">
            <text:p>7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761" calcext:value-type="float">
            <text:p>7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762" calcext:value-type="float">
            <text:p>7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763" calcext:value-type="float">
            <text:p>7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764" calcext:value-type="float">
            <text:p>7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765" calcext:value-type="float">
            <text:p>7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766" calcext:value-type="float">
            <text:p>7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767" calcext:value-type="float">
            <text:p>7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768" calcext:value-type="float">
            <text:p>7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769" calcext:value-type="float">
            <text:p>7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770" calcext:value-type="float">
            <text:p>7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771" calcext:value-type="float">
            <text:p>7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772" calcext:value-type="float">
            <text:p>7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773" calcext:value-type="float">
            <text:p>7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774" calcext:value-type="float">
            <text:p>7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775" calcext:value-type="float">
            <text:p>7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776" calcext:value-type="float">
            <text:p>7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777" calcext:value-type="float">
            <text:p>7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778" calcext:value-type="float">
            <text:p>7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779" calcext:value-type="float">
            <text:p>7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780" calcext:value-type="float">
            <text:p>7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781" calcext:value-type="float">
            <text:p>7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782" calcext:value-type="float">
            <text:p>7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783" calcext:value-type="float">
            <text:p>7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784" calcext:value-type="float">
            <text:p>7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785" calcext:value-type="float">
            <text:p>7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786" calcext:value-type="float">
            <text:p>7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787" calcext:value-type="float">
            <text:p>7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788" calcext:value-type="float">
            <text:p>7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789" calcext:value-type="float">
            <text:p>7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790" calcext:value-type="float">
            <text:p>7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791" calcext:value-type="float">
            <text:p>7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792" calcext:value-type="float">
            <text:p>7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793" calcext:value-type="float">
            <text:p>7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794" calcext:value-type="float">
            <text:p>7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795" calcext:value-type="float">
            <text:p>7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796" calcext:value-type="float">
            <text:p>7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797" calcext:value-type="float">
            <text:p>7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798" calcext:value-type="float">
            <text:p>7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799" calcext:value-type="float">
            <text:p>7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00" calcext:value-type="float">
            <text:p>8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01" calcext:value-type="float">
            <text:p>8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02" calcext:value-type="float">
            <text:p>8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03" calcext:value-type="float">
            <text:p>8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04" calcext:value-type="float">
            <text:p>8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05" calcext:value-type="float">
            <text:p>8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06" calcext:value-type="float">
            <text:p>8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07" calcext:value-type="float">
            <text:p>8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08" calcext:value-type="float">
            <text:p>8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09" calcext:value-type="float">
            <text:p>8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10" calcext:value-type="float">
            <text:p>8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11" calcext:value-type="float">
            <text:p>8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12" calcext:value-type="float">
            <text:p>8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13" calcext:value-type="float">
            <text:p>8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14" calcext:value-type="float">
            <text:p>8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815" calcext:value-type="float">
            <text:p>8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816" calcext:value-type="float">
            <text:p>8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817" calcext:value-type="float">
            <text:p>8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818" calcext:value-type="float">
            <text:p>8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819" calcext:value-type="float">
            <text:p>8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820" calcext:value-type="float">
            <text:p>8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821" calcext:value-type="float">
            <text:p>8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822" calcext:value-type="float">
            <text:p>8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823" calcext:value-type="float">
            <text:p>8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824" calcext:value-type="float">
            <text:p>8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825" calcext:value-type="float">
            <text:p>8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826" calcext:value-type="float">
            <text:p>8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827" calcext:value-type="float">
            <text:p>8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828" calcext:value-type="float">
            <text:p>8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829" calcext:value-type="float">
            <text:p>8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830" calcext:value-type="float">
            <text:p>8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831" calcext:value-type="float">
            <text:p>8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832" calcext:value-type="float">
            <text:p>8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833" calcext:value-type="float">
            <text:p>8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834" calcext:value-type="float">
            <text:p>8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835" calcext:value-type="float">
            <text:p>8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836" calcext:value-type="float">
            <text:p>8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837" calcext:value-type="float">
            <text:p>8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838" calcext:value-type="float">
            <text:p>8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839" calcext:value-type="float">
            <text:p>8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840" calcext:value-type="float">
            <text:p>8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841" calcext:value-type="float">
            <text:p>8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842" calcext:value-type="float">
            <text:p>8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843" calcext:value-type="float">
            <text:p>8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844" calcext:value-type="float">
            <text:p>8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845" calcext:value-type="float">
            <text:p>8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846" calcext:value-type="float">
            <text:p>8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847" calcext:value-type="float">
            <text:p>8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848" calcext:value-type="float">
            <text:p>8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849" calcext:value-type="float">
            <text:p>8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850" calcext:value-type="float">
            <text:p>8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851" calcext:value-type="float">
            <text:p>8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852" calcext:value-type="float">
            <text:p>8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853" calcext:value-type="float">
            <text:p>8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854" calcext:value-type="float">
            <text:p>8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855" calcext:value-type="float">
            <text:p>8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856" calcext:value-type="float">
            <text:p>8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857" calcext:value-type="float">
            <text:p>8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858" calcext:value-type="float">
            <text:p>8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859" calcext:value-type="float">
            <text:p>8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860" calcext:value-type="float">
            <text:p>8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861" calcext:value-type="float">
            <text:p>8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862" calcext:value-type="float">
            <text:p>8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863" calcext:value-type="float">
            <text:p>8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864" calcext:value-type="float">
            <text:p>8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865" calcext:value-type="float">
            <text:p>8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866" calcext:value-type="float">
            <text:p>8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867" calcext:value-type="float">
            <text:p>8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868" calcext:value-type="float">
            <text:p>8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869" calcext:value-type="float">
            <text:p>8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870" calcext:value-type="float">
            <text:p>8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871" calcext:value-type="float">
            <text:p>8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872" calcext:value-type="float">
            <text:p>8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873" calcext:value-type="float">
            <text:p>8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874" calcext:value-type="float">
            <text:p>8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875" calcext:value-type="float">
            <text:p>8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876" calcext:value-type="float">
            <text:p>8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877" calcext:value-type="float">
            <text:p>8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878" calcext:value-type="float">
            <text:p>8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879" calcext:value-type="float">
            <text:p>8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880" calcext:value-type="float">
            <text:p>8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881" calcext:value-type="float">
            <text:p>8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882" calcext:value-type="float">
            <text:p>8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883" calcext:value-type="float">
            <text:p>8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884" calcext:value-type="float">
            <text:p>8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885" calcext:value-type="float">
            <text:p>8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886" calcext:value-type="float">
            <text:p>8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887" calcext:value-type="float">
            <text:p>8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888" calcext:value-type="float">
            <text:p>8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889" calcext:value-type="float">
            <text:p>8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890" calcext:value-type="float">
            <text:p>8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891" calcext:value-type="float">
            <text:p>8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892" calcext:value-type="float">
            <text:p>8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893" calcext:value-type="float">
            <text:p>8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894" calcext:value-type="float">
            <text:p>8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895" calcext:value-type="float">
            <text:p>8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896" calcext:value-type="float">
            <text:p>8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897" calcext:value-type="float">
            <text:p>8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898" calcext:value-type="float">
            <text:p>8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899" calcext:value-type="float">
            <text:p>8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00" calcext:value-type="float">
            <text:p>9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01" calcext:value-type="float">
            <text:p>9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02" calcext:value-type="float">
            <text:p>9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03" calcext:value-type="float">
            <text:p>9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04" calcext:value-type="float">
            <text:p>9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05" calcext:value-type="float">
            <text:p>9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06" calcext:value-type="float">
            <text:p>9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07" calcext:value-type="float">
            <text:p>9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08" calcext:value-type="float">
            <text:p>9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09" calcext:value-type="float">
            <text:p>9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10" calcext:value-type="float">
            <text:p>9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11" calcext:value-type="float">
            <text:p>9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12" calcext:value-type="float">
            <text:p>9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13" calcext:value-type="float">
            <text:p>9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14" calcext:value-type="float">
            <text:p>9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915" calcext:value-type="float">
            <text:p>9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916" calcext:value-type="float">
            <text:p>9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917" calcext:value-type="float">
            <text:p>9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918" calcext:value-type="float">
            <text:p>9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919" calcext:value-type="float">
            <text:p>9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920" calcext:value-type="float">
            <text:p>9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921" calcext:value-type="float">
            <text:p>9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922" calcext:value-type="float">
            <text:p>9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923" calcext:value-type="float">
            <text:p>9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924" calcext:value-type="float">
            <text:p>9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925" calcext:value-type="float">
            <text:p>9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926" calcext:value-type="float">
            <text:p>9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927" calcext:value-type="float">
            <text:p>9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928" calcext:value-type="float">
            <text:p>9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929" calcext:value-type="float">
            <text:p>9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930" calcext:value-type="float">
            <text:p>9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931" calcext:value-type="float">
            <text:p>9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932" calcext:value-type="float">
            <text:p>9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933" calcext:value-type="float">
            <text:p>9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934" calcext:value-type="float">
            <text:p>9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935" calcext:value-type="float">
            <text:p>9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936" calcext:value-type="float">
            <text:p>9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937" calcext:value-type="float">
            <text:p>9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938" calcext:value-type="float">
            <text:p>9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939" calcext:value-type="float">
            <text:p>9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940" calcext:value-type="float">
            <text:p>9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941" calcext:value-type="float">
            <text:p>9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942" calcext:value-type="float">
            <text:p>9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943" calcext:value-type="float">
            <text:p>9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944" calcext:value-type="float">
            <text:p>9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945" calcext:value-type="float">
            <text:p>9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946" calcext:value-type="float">
            <text:p>9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947" calcext:value-type="float">
            <text:p>9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948" calcext:value-type="float">
            <text:p>9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949" calcext:value-type="float">
            <text:p>9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950" calcext:value-type="float">
            <text:p>9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951" calcext:value-type="float">
            <text:p>9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952" calcext:value-type="float">
            <text:p>9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953" calcext:value-type="float">
            <text:p>9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954" calcext:value-type="float">
            <text:p>9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955" calcext:value-type="float">
            <text:p>9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956" calcext:value-type="float">
            <text:p>9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957" calcext:value-type="float">
            <text:p>9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958" calcext:value-type="float">
            <text:p>9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959" calcext:value-type="float">
            <text:p>9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960" calcext:value-type="float">
            <text:p>9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961" calcext:value-type="float">
            <text:p>9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962" calcext:value-type="float">
            <text:p>9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963" calcext:value-type="float">
            <text:p>9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964" calcext:value-type="float">
            <text:p>9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965" calcext:value-type="float">
            <text:p>9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966" calcext:value-type="float">
            <text:p>9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967" calcext:value-type="float">
            <text:p>9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968" calcext:value-type="float">
            <text:p>9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969" calcext:value-type="float">
            <text:p>9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970" calcext:value-type="float">
            <text:p>9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971" calcext:value-type="float">
            <text:p>9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972" calcext:value-type="float">
            <text:p>9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973" calcext:value-type="float">
            <text:p>9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974" calcext:value-type="float">
            <text:p>9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975" calcext:value-type="float">
            <text:p>9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976" calcext:value-type="float">
            <text:p>9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977" calcext:value-type="float">
            <text:p>9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978" calcext:value-type="float">
            <text:p>9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979" calcext:value-type="float">
            <text:p>9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980" calcext:value-type="float">
            <text:p>9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981" calcext:value-type="float">
            <text:p>9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982" calcext:value-type="float">
            <text:p>9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983" calcext:value-type="float">
            <text:p>9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984" calcext:value-type="float">
            <text:p>9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985" calcext:value-type="float">
            <text:p>9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986" calcext:value-type="float">
            <text:p>9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987" calcext:value-type="float">
            <text:p>9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988" calcext:value-type="float">
            <text:p>9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989" calcext:value-type="float">
            <text:p>9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990" calcext:value-type="float">
            <text:p>9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991" calcext:value-type="float">
            <text:p>9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992" calcext:value-type="float">
            <text:p>9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993" calcext:value-type="float">
            <text:p>9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994" calcext:value-type="float">
            <text:p>9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995" calcext:value-type="float">
            <text:p>9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996" calcext:value-type="float">
            <text:p>9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997" calcext:value-type="float">
            <text:p>9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998" calcext:value-type="float">
            <text:p>9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999" calcext:value-type="float">
            <text:p>9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00" calcext:value-type="float">
            <text:p>10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01" calcext:value-type="float">
            <text:p>10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02" calcext:value-type="float">
            <text:p>10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03" calcext:value-type="float">
            <text:p>10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04" calcext:value-type="float">
            <text:p>10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05" calcext:value-type="float">
            <text:p>10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06" calcext:value-type="float">
            <text:p>10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07" calcext:value-type="float">
            <text:p>10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08" calcext:value-type="float">
            <text:p>10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09" calcext:value-type="float">
            <text:p>10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10" calcext:value-type="float">
            <text:p>10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11" calcext:value-type="float">
            <text:p>10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12" calcext:value-type="float">
            <text:p>10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13" calcext:value-type="float">
            <text:p>10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14" calcext:value-type="float">
            <text:p>10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015" calcext:value-type="float">
            <text:p>10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016" calcext:value-type="float">
            <text:p>10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017" calcext:value-type="float">
            <text:p>10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018" calcext:value-type="float">
            <text:p>10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019" calcext:value-type="float">
            <text:p>10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020" calcext:value-type="float">
            <text:p>10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021" calcext:value-type="float">
            <text:p>10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022" calcext:value-type="float">
            <text:p>10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023" calcext:value-type="float">
            <text:p>10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024" calcext:value-type="float">
            <text:p>10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025" calcext:value-type="float">
            <text:p>10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026" calcext:value-type="float">
            <text:p>10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027" calcext:value-type="float">
            <text:p>10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028" calcext:value-type="float">
            <text:p>10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029" calcext:value-type="float">
            <text:p>10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030" calcext:value-type="float">
            <text:p>10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031" calcext:value-type="float">
            <text:p>10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032" calcext:value-type="float">
            <text:p>10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033" calcext:value-type="float">
            <text:p>10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034" calcext:value-type="float">
            <text:p>10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035" calcext:value-type="float">
            <text:p>10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036" calcext:value-type="float">
            <text:p>10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037" calcext:value-type="float">
            <text:p>10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038" calcext:value-type="float">
            <text:p>10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039" calcext:value-type="float">
            <text:p>10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040" calcext:value-type="float">
            <text:p>10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041" calcext:value-type="float">
            <text:p>10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042" calcext:value-type="float">
            <text:p>10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043" calcext:value-type="float">
            <text:p>10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044" calcext:value-type="float">
            <text:p>10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045" calcext:value-type="float">
            <text:p>10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046" calcext:value-type="float">
            <text:p>10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047" calcext:value-type="float">
            <text:p>10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048" calcext:value-type="float">
            <text:p>10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049" calcext:value-type="float">
            <text:p>10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050" calcext:value-type="float">
            <text:p>10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051" calcext:value-type="float">
            <text:p>10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052" calcext:value-type="float">
            <text:p>10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053" calcext:value-type="float">
            <text:p>10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054" calcext:value-type="float">
            <text:p>10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055" calcext:value-type="float">
            <text:p>10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056" calcext:value-type="float">
            <text:p>10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057" calcext:value-type="float">
            <text:p>10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058" calcext:value-type="float">
            <text:p>10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059" calcext:value-type="float">
            <text:p>10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060" calcext:value-type="float">
            <text:p>10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061" calcext:value-type="float">
            <text:p>10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062" calcext:value-type="float">
            <text:p>10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063" calcext:value-type="float">
            <text:p>10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064" calcext:value-type="float">
            <text:p>10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065" calcext:value-type="float">
            <text:p>10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066" calcext:value-type="float">
            <text:p>10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067" calcext:value-type="float">
            <text:p>10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068" calcext:value-type="float">
            <text:p>10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069" calcext:value-type="float">
            <text:p>10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070" calcext:value-type="float">
            <text:p>10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071" calcext:value-type="float">
            <text:p>10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072" calcext:value-type="float">
            <text:p>10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073" calcext:value-type="float">
            <text:p>10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074" calcext:value-type="float">
            <text:p>10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075" calcext:value-type="float">
            <text:p>10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076" calcext:value-type="float">
            <text:p>10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077" calcext:value-type="float">
            <text:p>10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078" calcext:value-type="float">
            <text:p>10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079" calcext:value-type="float">
            <text:p>10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080" calcext:value-type="float">
            <text:p>10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081" calcext:value-type="float">
            <text:p>10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082" calcext:value-type="float">
            <text:p>10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083" calcext:value-type="float">
            <text:p>10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084" calcext:value-type="float">
            <text:p>10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085" calcext:value-type="float">
            <text:p>10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086" calcext:value-type="float">
            <text:p>10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087" calcext:value-type="float">
            <text:p>10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088" calcext:value-type="float">
            <text:p>10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089" calcext:value-type="float">
            <text:p>10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090" calcext:value-type="float">
            <text:p>10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091" calcext:value-type="float">
            <text:p>10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092" calcext:value-type="float">
            <text:p>10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093" calcext:value-type="float">
            <text:p>10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094" calcext:value-type="float">
            <text:p>10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095" calcext:value-type="float">
            <text:p>10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096" calcext:value-type="float">
            <text:p>10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097" calcext:value-type="float">
            <text:p>10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098" calcext:value-type="float">
            <text:p>10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099" calcext:value-type="float">
            <text:p>10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00" calcext:value-type="float">
            <text:p>11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01" calcext:value-type="float">
            <text:p>11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02" calcext:value-type="float">
            <text:p>11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03" calcext:value-type="float">
            <text:p>11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04" calcext:value-type="float">
            <text:p>11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05" calcext:value-type="float">
            <text:p>11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06" calcext:value-type="float">
            <text:p>11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07" calcext:value-type="float">
            <text:p>11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08" calcext:value-type="float">
            <text:p>11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09" calcext:value-type="float">
            <text:p>11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10" calcext:value-type="float">
            <text:p>11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11" calcext:value-type="float">
            <text:p>11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12" calcext:value-type="float">
            <text:p>11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13" calcext:value-type="float">
            <text:p>11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14" calcext:value-type="float">
            <text:p>11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115" calcext:value-type="float">
            <text:p>11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116" calcext:value-type="float">
            <text:p>11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117" calcext:value-type="float">
            <text:p>11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118" calcext:value-type="float">
            <text:p>11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119" calcext:value-type="float">
            <text:p>11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120" calcext:value-type="float">
            <text:p>11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121" calcext:value-type="float">
            <text:p>11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122" calcext:value-type="float">
            <text:p>11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123" calcext:value-type="float">
            <text:p>11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124" calcext:value-type="float">
            <text:p>11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125" calcext:value-type="float">
            <text:p>11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126" calcext:value-type="float">
            <text:p>11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127" calcext:value-type="float">
            <text:p>11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128" calcext:value-type="float">
            <text:p>11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129" calcext:value-type="float">
            <text:p>11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130" calcext:value-type="float">
            <text:p>11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131" calcext:value-type="float">
            <text:p>11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132" calcext:value-type="float">
            <text:p>11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133" calcext:value-type="float">
            <text:p>11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134" calcext:value-type="float">
            <text:p>11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135" calcext:value-type="float">
            <text:p>11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136" calcext:value-type="float">
            <text:p>11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137" calcext:value-type="float">
            <text:p>11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138" calcext:value-type="float">
            <text:p>11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139" calcext:value-type="float">
            <text:p>11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140" calcext:value-type="float">
            <text:p>11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141" calcext:value-type="float">
            <text:p>11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142" calcext:value-type="float">
            <text:p>11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143" calcext:value-type="float">
            <text:p>11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144" calcext:value-type="float">
            <text:p>11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145" calcext:value-type="float">
            <text:p>11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146" calcext:value-type="float">
            <text:p>11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147" calcext:value-type="float">
            <text:p>11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148" calcext:value-type="float">
            <text:p>11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149" calcext:value-type="float">
            <text:p>11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150" calcext:value-type="float">
            <text:p>11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151" calcext:value-type="float">
            <text:p>11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152" calcext:value-type="float">
            <text:p>11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153" calcext:value-type="float">
            <text:p>11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154" calcext:value-type="float">
            <text:p>11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155" calcext:value-type="float">
            <text:p>11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156" calcext:value-type="float">
            <text:p>11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157" calcext:value-type="float">
            <text:p>11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158" calcext:value-type="float">
            <text:p>11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159" calcext:value-type="float">
            <text:p>11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160" calcext:value-type="float">
            <text:p>11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161" calcext:value-type="float">
            <text:p>11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162" calcext:value-type="float">
            <text:p>11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163" calcext:value-type="float">
            <text:p>11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164" calcext:value-type="float">
            <text:p>11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165" calcext:value-type="float">
            <text:p>11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166" calcext:value-type="float">
            <text:p>11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167" calcext:value-type="float">
            <text:p>11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168" calcext:value-type="float">
            <text:p>11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169" calcext:value-type="float">
            <text:p>11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170" calcext:value-type="float">
            <text:p>11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171" calcext:value-type="float">
            <text:p>11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172" calcext:value-type="float">
            <text:p>11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173" calcext:value-type="float">
            <text:p>11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174" calcext:value-type="float">
            <text:p>11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175" calcext:value-type="float">
            <text:p>11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176" calcext:value-type="float">
            <text:p>11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177" calcext:value-type="float">
            <text:p>11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178" calcext:value-type="float">
            <text:p>11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179" calcext:value-type="float">
            <text:p>11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180" calcext:value-type="float">
            <text:p>11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181" calcext:value-type="float">
            <text:p>11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182" calcext:value-type="float">
            <text:p>11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183" calcext:value-type="float">
            <text:p>11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184" calcext:value-type="float">
            <text:p>11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185" calcext:value-type="float">
            <text:p>11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186" calcext:value-type="float">
            <text:p>11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187" calcext:value-type="float">
            <text:p>11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188" calcext:value-type="float">
            <text:p>11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189" calcext:value-type="float">
            <text:p>11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190" calcext:value-type="float">
            <text:p>11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191" calcext:value-type="float">
            <text:p>11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192" calcext:value-type="float">
            <text:p>11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193" calcext:value-type="float">
            <text:p>11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194" calcext:value-type="float">
            <text:p>11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195" calcext:value-type="float">
            <text:p>11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196" calcext:value-type="float">
            <text:p>11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197" calcext:value-type="float">
            <text:p>11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198" calcext:value-type="float">
            <text:p>11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199" calcext:value-type="float">
            <text:p>11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00" calcext:value-type="float">
            <text:p>12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01" calcext:value-type="float">
            <text:p>12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02" calcext:value-type="float">
            <text:p>12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03" calcext:value-type="float">
            <text:p>12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04" calcext:value-type="float">
            <text:p>12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05" calcext:value-type="float">
            <text:p>12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06" calcext:value-type="float">
            <text:p>12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07" calcext:value-type="float">
            <text:p>12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08" calcext:value-type="float">
            <text:p>12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09" calcext:value-type="float">
            <text:p>12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10" calcext:value-type="float">
            <text:p>12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11" calcext:value-type="float">
            <text:p>12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12" calcext:value-type="float">
            <text:p>12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13" calcext:value-type="float">
            <text:p>12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14" calcext:value-type="float">
            <text:p>12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215" calcext:value-type="float">
            <text:p>12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216" calcext:value-type="float">
            <text:p>12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217" calcext:value-type="float">
            <text:p>12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218" calcext:value-type="float">
            <text:p>12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219" calcext:value-type="float">
            <text:p>12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220" calcext:value-type="float">
            <text:p>12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221" calcext:value-type="float">
            <text:p>12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222" calcext:value-type="float">
            <text:p>12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223" calcext:value-type="float">
            <text:p>12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224" calcext:value-type="float">
            <text:p>12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225" calcext:value-type="float">
            <text:p>12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226" calcext:value-type="float">
            <text:p>12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227" calcext:value-type="float">
            <text:p>12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228" calcext:value-type="float">
            <text:p>12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229" calcext:value-type="float">
            <text:p>12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230" calcext:value-type="float">
            <text:p>12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231" calcext:value-type="float">
            <text:p>12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232" calcext:value-type="float">
            <text:p>12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233" calcext:value-type="float">
            <text:p>12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234" calcext:value-type="float">
            <text:p>12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235" calcext:value-type="float">
            <text:p>12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236" calcext:value-type="float">
            <text:p>12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237" calcext:value-type="float">
            <text:p>12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238" calcext:value-type="float">
            <text:p>12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239" calcext:value-type="float">
            <text:p>12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240" calcext:value-type="float">
            <text:p>12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241" calcext:value-type="float">
            <text:p>12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242" calcext:value-type="float">
            <text:p>12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243" calcext:value-type="float">
            <text:p>12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244" calcext:value-type="float">
            <text:p>12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245" calcext:value-type="float">
            <text:p>12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246" calcext:value-type="float">
            <text:p>12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247" calcext:value-type="float">
            <text:p>12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248" calcext:value-type="float">
            <text:p>12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249" calcext:value-type="float">
            <text:p>12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250" calcext:value-type="float">
            <text:p>12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251" calcext:value-type="float">
            <text:p>12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252" calcext:value-type="float">
            <text:p>12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253" calcext:value-type="float">
            <text:p>12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254" calcext:value-type="float">
            <text:p>12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255" calcext:value-type="float">
            <text:p>12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256" calcext:value-type="float">
            <text:p>12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257" calcext:value-type="float">
            <text:p>12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258" calcext:value-type="float">
            <text:p>12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259" calcext:value-type="float">
            <text:p>12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260" calcext:value-type="float">
            <text:p>12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261" calcext:value-type="float">
            <text:p>12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262" calcext:value-type="float">
            <text:p>12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263" calcext:value-type="float">
            <text:p>12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264" calcext:value-type="float">
            <text:p>12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265" calcext:value-type="float">
            <text:p>12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266" calcext:value-type="float">
            <text:p>12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267" calcext:value-type="float">
            <text:p>12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268" calcext:value-type="float">
            <text:p>12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269" calcext:value-type="float">
            <text:p>12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270" calcext:value-type="float">
            <text:p>12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271" calcext:value-type="float">
            <text:p>12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272" calcext:value-type="float">
            <text:p>12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273" calcext:value-type="float">
            <text:p>12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274" calcext:value-type="float">
            <text:p>12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275" calcext:value-type="float">
            <text:p>12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276" calcext:value-type="float">
            <text:p>12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277" calcext:value-type="float">
            <text:p>12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278" calcext:value-type="float">
            <text:p>12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279" calcext:value-type="float">
            <text:p>12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280" calcext:value-type="float">
            <text:p>12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281" calcext:value-type="float">
            <text:p>12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282" calcext:value-type="float">
            <text:p>12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283" calcext:value-type="float">
            <text:p>12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284" calcext:value-type="float">
            <text:p>12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285" calcext:value-type="float">
            <text:p>12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286" calcext:value-type="float">
            <text:p>12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287" calcext:value-type="float">
            <text:p>12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288" calcext:value-type="float">
            <text:p>12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289" calcext:value-type="float">
            <text:p>12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290" calcext:value-type="float">
            <text:p>12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291" calcext:value-type="float">
            <text:p>12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292" calcext:value-type="float">
            <text:p>12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293" calcext:value-type="float">
            <text:p>12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294" calcext:value-type="float">
            <text:p>12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295" calcext:value-type="float">
            <text:p>12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296" calcext:value-type="float">
            <text:p>12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297" calcext:value-type="float">
            <text:p>12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298" calcext:value-type="float">
            <text:p>12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299" calcext:value-type="float">
            <text:p>12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00" calcext:value-type="float">
            <text:p>13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01" calcext:value-type="float">
            <text:p>13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02" calcext:value-type="float">
            <text:p>13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03" calcext:value-type="float">
            <text:p>13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04" calcext:value-type="float">
            <text:p>13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05" calcext:value-type="float">
            <text:p>13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06" calcext:value-type="float">
            <text:p>13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07" calcext:value-type="float">
            <text:p>13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08" calcext:value-type="float">
            <text:p>13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09" calcext:value-type="float">
            <text:p>13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10" calcext:value-type="float">
            <text:p>13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11" calcext:value-type="float">
            <text:p>13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12" calcext:value-type="float">
            <text:p>13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13" calcext:value-type="float">
            <text:p>13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14" calcext:value-type="float">
            <text:p>13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315" calcext:value-type="float">
            <text:p>13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316" calcext:value-type="float">
            <text:p>13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317" calcext:value-type="float">
            <text:p>13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318" calcext:value-type="float">
            <text:p>13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319" calcext:value-type="float">
            <text:p>13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320" calcext:value-type="float">
            <text:p>13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321" calcext:value-type="float">
            <text:p>13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322" calcext:value-type="float">
            <text:p>13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323" calcext:value-type="float">
            <text:p>13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324" calcext:value-type="float">
            <text:p>13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325" calcext:value-type="float">
            <text:p>13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326" calcext:value-type="float">
            <text:p>13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327" calcext:value-type="float">
            <text:p>13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328" calcext:value-type="float">
            <text:p>13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329" calcext:value-type="float">
            <text:p>13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330" calcext:value-type="float">
            <text:p>13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331" calcext:value-type="float">
            <text:p>13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332" calcext:value-type="float">
            <text:p>13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333" calcext:value-type="float">
            <text:p>13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334" calcext:value-type="float">
            <text:p>13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335" calcext:value-type="float">
            <text:p>13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336" calcext:value-type="float">
            <text:p>13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337" calcext:value-type="float">
            <text:p>13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338" calcext:value-type="float">
            <text:p>13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339" calcext:value-type="float">
            <text:p>13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340" calcext:value-type="float">
            <text:p>13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341" calcext:value-type="float">
            <text:p>13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342" calcext:value-type="float">
            <text:p>13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343" calcext:value-type="float">
            <text:p>13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344" calcext:value-type="float">
            <text:p>13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345" calcext:value-type="float">
            <text:p>13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346" calcext:value-type="float">
            <text:p>13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347" calcext:value-type="float">
            <text:p>13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348" calcext:value-type="float">
            <text:p>13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349" calcext:value-type="float">
            <text:p>13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350" calcext:value-type="float">
            <text:p>13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351" calcext:value-type="float">
            <text:p>13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352" calcext:value-type="float">
            <text:p>13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353" calcext:value-type="float">
            <text:p>13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354" calcext:value-type="float">
            <text:p>13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355" calcext:value-type="float">
            <text:p>13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356" calcext:value-type="float">
            <text:p>13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357" calcext:value-type="float">
            <text:p>13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358" calcext:value-type="float">
            <text:p>13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359" calcext:value-type="float">
            <text:p>13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360" calcext:value-type="float">
            <text:p>13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361" calcext:value-type="float">
            <text:p>13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362" calcext:value-type="float">
            <text:p>13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363" calcext:value-type="float">
            <text:p>13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364" calcext:value-type="float">
            <text:p>13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365" calcext:value-type="float">
            <text:p>13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366" calcext:value-type="float">
            <text:p>13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367" calcext:value-type="float">
            <text:p>13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368" calcext:value-type="float">
            <text:p>13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369" calcext:value-type="float">
            <text:p>13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370" calcext:value-type="float">
            <text:p>13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371" calcext:value-type="float">
            <text:p>13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372" calcext:value-type="float">
            <text:p>13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373" calcext:value-type="float">
            <text:p>13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374" calcext:value-type="float">
            <text:p>13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375" calcext:value-type="float">
            <text:p>13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376" calcext:value-type="float">
            <text:p>13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377" calcext:value-type="float">
            <text:p>13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378" calcext:value-type="float">
            <text:p>13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379" calcext:value-type="float">
            <text:p>13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380" calcext:value-type="float">
            <text:p>13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381" calcext:value-type="float">
            <text:p>13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382" calcext:value-type="float">
            <text:p>13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383" calcext:value-type="float">
            <text:p>13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384" calcext:value-type="float">
            <text:p>13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385" calcext:value-type="float">
            <text:p>13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386" calcext:value-type="float">
            <text:p>13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387" calcext:value-type="float">
            <text:p>13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388" calcext:value-type="float">
            <text:p>13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389" calcext:value-type="float">
            <text:p>13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390" calcext:value-type="float">
            <text:p>13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391" calcext:value-type="float">
            <text:p>13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392" calcext:value-type="float">
            <text:p>13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393" calcext:value-type="float">
            <text:p>13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394" calcext:value-type="float">
            <text:p>13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395" calcext:value-type="float">
            <text:p>13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396" calcext:value-type="float">
            <text:p>13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397" calcext:value-type="float">
            <text:p>13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398" calcext:value-type="float">
            <text:p>13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399" calcext:value-type="float">
            <text:p>13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00" calcext:value-type="float">
            <text:p>14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01" calcext:value-type="float">
            <text:p>14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02" calcext:value-type="float">
            <text:p>14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03" calcext:value-type="float">
            <text:p>14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04" calcext:value-type="float">
            <text:p>14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05" calcext:value-type="float">
            <text:p>14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06" calcext:value-type="float">
            <text:p>14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07" calcext:value-type="float">
            <text:p>14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08" calcext:value-type="float">
            <text:p>14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09" calcext:value-type="float">
            <text:p>14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10" calcext:value-type="float">
            <text:p>14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11" calcext:value-type="float">
            <text:p>14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12" calcext:value-type="float">
            <text:p>14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13" calcext:value-type="float">
            <text:p>14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14" calcext:value-type="float">
            <text:p>14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9"/>
        </table:table-row>
        <table:table-row table:style-name="ro4">
          <table:table-cell table:number-columns-repeated="1029"/>
        </table:table-row>
        <calcext:conditional-formats>
          <calcext:conditional-format calcext:target-range-address="Cenários.K2:Cenários.K1500">
            <calcext:condition calcext:apply-style-name="ConditionalStyle_6" calcext:value="=&quot;NOK&quot;" calcext:base-cell-address="Cenários.K2"/>
            <calcext:condition calcext:apply-style-name="ConditionalStyle_5" calcext:value="=&quot;OK&quot;" calcext:base-cell-address="Cenários.K2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7" table:number-columns-repeated="2" table:default-cell-style-name="ce24"/>
        <table:table-column table:style-name="co18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16">
          <table:table-cell table:style-name="ce79" office:value-type="string" calcext:value-type="string" table:number-columns-spanned="3" table:number-rows-spanned="1">
            <text:p>Resultados</text:p>
          </table:table-cell>
          <table:covered-table-cell table:style-name="ce83"/>
          <table:covered-table-cell table:style-name="ce87"/>
          <table:table-cell table:number-columns-repeated="1021"/>
        </table:table-row>
        <table:table-row table:style-name="ro3">
          <table:table-cell table:style-name="ce80" office:value-type="string" calcext:value-type="string">
            <text:p>Total de Cenários</text:p>
          </table:table-cell>
          <table:table-cell table:style-name="ce84" table:formula="of:=COUNTA([$Cenários.B:.B])-1" office:value-type="float" office:value="75" calcext:value-type="float">
            <text:p>75</text:p>
          </table:table-cell>
          <table:table-cell table:style-name="ce8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81" office:value-type="string" calcext:value-type="string">
            <text:p>Cenários OK</text:p>
          </table:table-cell>
          <table:table-cell table:style-name="ce85" table:formula="of:=COUNTIF([$Cenários.K:.K];&quot;OK&quot;)" office:value-type="float" office:value="15" calcext:value-type="float">
            <text:p>15</text:p>
          </table:table-cell>
          <table:table-cell table:style-name="ce99" table:formula="of:=[.B4]/[.B3]" office:value-type="percentage" office:value="0.2" calcext:value-type="percentage">
            <text:p>20,00%</text:p>
          </table:table-cell>
          <table:table-cell table:number-columns-repeated="1021"/>
        </table:table-row>
        <table:table-row table:style-name="ro3">
          <table:table-cell table:style-name="ce81" office:value-type="string" calcext:value-type="string">
            <text:p>Cenários NOK</text:p>
          </table:table-cell>
          <table:table-cell table:style-name="ce85" table:formula="of:=COUNTIF([$Cenários.K:.K];&quot;NOK&quot;)" office:value-type="float" office:value="58" calcext:value-type="float">
            <text:p>58</text:p>
          </table:table-cell>
          <table:table-cell table:style-name="ce99" table:formula="of:=[.B5]/[.B3]" office:value-type="percentage" office:value="0.773333333333333" calcext:value-type="percentage">
            <text:p>77,33%</text:p>
          </table:table-cell>
          <table:table-cell table:number-columns-repeated="1021"/>
        </table:table-row>
        <table:table-row table:style-name="ro3">
          <table:table-cell table:style-name="ce82" office:value-type="string" calcext:value-type="string">
            <text:p>Cenários não testados</text:p>
          </table:table-cell>
          <table:table-cell table:style-name="ce86" table:formula="of:=[.B3]-[.B4]-[.B5]" office:value-type="float" office:value="2" calcext:value-type="float">
            <text:p>2</text:p>
          </table:table-cell>
          <table:table-cell table:style-name="ce100" table:formula="of:=[.B6]/[.B3]" office:value-type="percentage" office:value="0.0266666666666667" calcext:value-type="percentage">
            <text:p>2,67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L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20:28:39.1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6-04T22:45:00.617000000</dc:date>
    <meta:generator>LibreOffice/7.6.2.1$Windows_X86_64 LibreOffice_project/56f7684011345957bbf33a7ee678afaf4d2ba333</meta:generator>
    <meta:editing-duration>P5DT5H7M41S</meta:editing-duration>
    <meta:editing-cycles>111</meta:editing-cycles>
    <meta:document-statistic meta:table-count="4" meta:cell-count="3566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555cm" svg:y="0.69cm" svg:width="8.492cm" svg:height="6.473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5">
                <text:p>15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